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B05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1.41111111111111cm" style:use-optimal-column-width="true"/>
    </style:style>
    <style:style style:name="co4" style:family="table-column">
      <style:table-column-properties fo:break-before="auto" style:column-width="2.15194444444444cm"/>
    </style:style>
    <style:style style:name="co5" style:family="table-column">
      <style:table-column-properties fo:break-before="auto" style:column-width="1.53458333333333cm" style:use-optimal-column-width="true"/>
    </style:style>
    <style:style style:name="co6" style:family="table-column">
      <style:table-column-properties fo:break-before="auto" style:column-width="1.97555555555556cm" style:use-optimal-column-width="true"/>
    </style:style>
    <style:style style:name="co7" style:family="table-column">
      <style:table-column-properties fo:break-before="auto" style:column-width="1.905cm" style:use-optimal-column-width="true"/>
    </style:style>
    <style:style style:name="co8" style:family="table-column">
      <style:table-column-properties fo:break-before="auto" style:column-width="5.50333333333333cm" style:use-optimal-column-width="true"/>
    </style:style>
    <style:style style:name="co9" style:family="table-column">
      <style:table-column-properties fo:break-before="auto" style:column-width="2.45180555555556cm" style:use-optimal-column-width="true"/>
    </style:style>
    <style:style style:name="co10" style:family="table-column">
      <style:table-column-properties fo:break-before="auto" style:column-width="20.0377777777778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periê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Nível</text:p>
          </table:table-cell>
          <table:table-cell office:value-type="string" table:style-name="ce2">
            <text:p>Experiência</text:p>
          </table:table-cell>
          <table:table-cell office:value-type="string" table:style-name="ce2">
            <text:p>Sessões</text:p>
          </table:table-cell>
          <table:table-cell office:value-type="string" table:style-name="ce2">
            <text:p>Campanha</text:p>
          </table:table-cell>
          <table:table-cell office:value-type="string" table:style-name="ce2">
            <text:p>Atributo</text:p>
          </table:table-cell>
          <table:table-cell office:value-type="string" table:style-name="ce2">
            <text:p>Perícia</text:p>
          </table:table-cell>
          <table:table-cell office:value-type="string" table:style-name="ce2">
            <text:p>Ensaio</text:p>
          </table:table-cell>
          <table:table-cell office:value-type="string" table:style-name="ce2">
            <text:p>Habildiade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ROUNDUP([.B2]/8;0)" table:style-name="ce1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formula="of:=ROUNDUP([.B2]+([.B2]*0.4);0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ROUNDUP([.B3]/8;0)" table:style-name="ce1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formula="of:=ROUNDUP([.B3]+([.B3]*0.4);0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ROUNDUP([.B4]/8;0)" table:style-name="ce1">
            <text:p>1</text:p>
          </table:table-cell>
          <table:table-cell table:style-name="ce4"/>
          <table:table-cell office:value-type="float" office:value="4" table:style-name="ce3">
            <text:p>4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formula="of:=ROUNDUP([.B4]+([.B4]*0.4);0)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ROUNDUP([.B5]/8;0)" table:style-name="ce1">
            <text:p>1</text:p>
          </table:table-cell>
          <table:table-cell office:value-type="float" office:value="2" table:style-name="ce3">
            <text:p>2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formula="of:=ROUNDUP([.B5]+([.B5]*0.4);0)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ROUNDUP([.B6]/8;0)" table:style-name="ce1">
            <text:p>1</text:p>
          </table:table-cell>
          <table:table-cell table:style-name="ce4"/>
          <table:table-cell office:value-type="float" office:value="4" table:style-name="ce3">
            <text:p>4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formula="of:=ROUNDUP([.B6]+([.B6]*0.4);0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ROUNDUP([.B7]/8;0)" table:style-name="ce1">
            <text:p>2</text:p>
          </table:table-cell>
          <table:table-cell office:value-type="float" office:value="2" table:style-name="ce3">
            <text:p>2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formula="of:=ROUNDUP([.B7]+([.B7]*0.4);0)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formula="of:=ROUNDUP([.B8]/8;0)" table:style-name="ce1">
            <text:p>2</text:p>
          </table:table-cell>
          <table:table-cell table:style-name="ce4"/>
          <table:table-cell office:value-type="float" office:value="4" table:style-name="ce3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formula="of:=ROUNDUP([.B8]+([.B8]*0.4);0)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" table:formula="of:=ROUNDUP([.B9]/8;0)" table:style-name="ce1">
            <text:p>3</text:p>
          </table:table-cell>
          <table:table-cell office:value-type="float" office:value="2" table:style-name="ce3">
            <text:p>2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formula="of:=ROUNDUP([.B9]+([.B9]*0.4);0)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4" table:formula="of:=ROUNDUP([.B10]/8;0)" table:style-name="ce1">
            <text:p>4</text:p>
          </table:table-cell>
          <table:table-cell table:style-name="ce4"/>
          <table:table-cell office:value-type="float" office:value="4" table:style-name="ce3">
            <text:p>4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" table:formula="of:=ROUNDUP([.B10]+([.B10]*0.4);0)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" table:formula="of:=ROUNDUP([.B11]/8;0)" table:style-name="ce1">
            <text:p>5</text:p>
          </table:table-cell>
          <table:table-cell office:value-type="float" office:value="2" table:style-name="ce3">
            <text:p>2</text:p>
          </table:table-cell>
          <table:table-cell table:number-columns-repeated="2" table:style-name="ce4"/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6" table:formula="of:=ROUNDUP([.B11]+([.B11]*0.4);0)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7" table:formula="of:=ROUNDUP([.B12]/8;0)" table:style-name="ce1">
            <text:p>7</text:p>
          </table:table-cell>
          <table:table-cell table:style-name="ce4"/>
          <table:table-cell office:value-type="float" office:value="4" table:style-name="ce3">
            <text:p>4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9" table:formula="of:=ROUNDUP([.B12]+([.B12]*0.4);0)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0" table:formula="of:=ROUNDUP([.B13]/8;0)" table:style-name="ce1">
            <text:p>10</text:p>
          </table:table-cell>
          <table:table-cell office:value-type="float" office:value="2" table:style-name="ce3">
            <text:p>2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1" table:formula="of:=ROUNDUP([.B13]+([.B13]*0.4);0)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4" table:formula="of:=ROUNDUP([.B14]/8;0)" table:style-name="ce1">
            <text:p>14</text:p>
          </table:table-cell>
          <table:table-cell table:style-name="ce1"/>
          <table:table-cell office:value-type="float" office:value="4" table:style-name="ce3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6" table:formula="of:=ROUNDUP([.B14]+([.B14]*0.4);0)" table:style-name="ce1">
            <text:p>156</text:p>
          </table:table-cell>
          <table:table-cell office:value-type="float" office:value="156" table:style-name="ce1">
            <text:p>156</text:p>
          </table:table-cell>
          <table:table-cell office:value-type="float" office:value="20" table:formula="of:=ROUNDUP([.B15]/8;0)" table:style-name="ce1">
            <text:p>20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9" table:formula="of:=ROUNDUP([.B15]+([.B15]*0.4);0)" table:style-name="ce1">
            <text:p>219</text:p>
          </table:table-cell>
          <table:table-cell office:value-type="float" office:value="219" table:style-name="ce1">
            <text:p>219</text:p>
          </table:table-cell>
          <table:table-cell office:value-type="float" office:value="28" table:formula="of:=ROUNDUP([.B16]/8;0)" table:style-name="ce1">
            <text:p>28</text:p>
          </table:table-cell>
          <table:table-cell table:style-name="ce1"/>
          <table:table-cell office:value-type="float" office:value="4" table:style-name="ce3">
            <text:p>4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7" table:formula="of:=ROUNDUP([.B16]+([.B16]*0.4);0)" table:style-name="ce1">
            <text:p>307</text:p>
          </table:table-cell>
          <table:table-cell office:value-type="float" office:value="307" table:style-name="ce1">
            <text:p>307</text:p>
          </table:table-cell>
          <table:table-cell office:value-type="float" office:value="39" table:formula="of:=ROUNDUP([.B17]/8;0)" table:style-name="ce1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 cada conclusão de ciclo de ensaio o personagem ganha 1 de EX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o concluir uma campanha o personagem pode ganhar até 8 pontos de EXP pela conclus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 recomendado é ganhar no máximo 1 EXP por sess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 número de benefícios ganhos após a conclusão do level está colorido à direi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ributo = pontos para distribuir nos atribut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rícia = pontos para distribuir nas períci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saio = escolha um ensaio para torna-lo fix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bildiade = escolha o número de habilidades do seu arquétipo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ncestral" table:style-name="ta2">
        <table:table-column table:style-name="co1" table:default-cell-style-name="ce1"/>
        <table:table-column table:style-name="co8" table:default-cell-style-name="ce8"/>
        <table:table-column table:style-name="co9" table:default-cell-style-name="ce1"/>
        <table:table-column table:style-name="co10" table:default-cell-style-name="ce6"/>
        <table:table-column table:style-name="co1" table:number-columns-repeated="16380" table:default-cell-style-name="ce1"/>
        <table:table-row table:style-name="ro1">
          <table:table-cell office:value-type="string" table:style-name="ce2">
            <text:p>Nível</text:p>
          </table:table-cell>
          <table:table-cell office:value-type="string" table:style-name="ce7">
            <text:p>Título</text:p>
          </table:table-cell>
          <table:table-cell office:value-type="string" table:style-name="ce2">
            <text:p>Ensaio</text:p>
          </table:table-cell>
          <table:table-cell office:value-type="string" table:style-name="ce5">
            <text:p>Descrição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8">
            <text:p>Sobrevivência no Mundo Antigo</text:p>
          </table:table-cell>
          <table:table-cell office:value-type="string" table:style-name="ce1">
            <text:p>Físico</text:p>
          </table:table-cell>
          <table:table-cell office:value-type="string" table:style-name="ce6">
            <text:p>O Ancestral é muto mais eficiênte quando transita em regiões do mundo antigo, recebendo bônus de sobrevivência.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8">
            <text:p>Coordenar Emboscadas ou Sítios</text:p>
          </table:table-cell>
          <table:table-cell office:value-type="string" table:style-name="ce1">
            <text:p>Mental</text:p>
          </table:table-cell>
          <table:table-cell office:value-type="string" table:style-name="ce6">
            <text:p>O Ancestral é capaz de gerir a defesa e o ataque de combates à distância. Os seus aliados receberão bônus no primeiro turno de acordo com a preparação do ataque ou defesa.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8">
            <text:p>Escudo do Aliado</text:p>
          </table:table-cell>
          <table:table-cell office:value-type="string" table:style-name="ce1">
            <text:p>Social</text:p>
          </table:table-cell>
          <table:table-cell office:value-type="string" table:style-name="ce6">
            <text:p>O Ancestral bloqueia projéteis lançados em um alvo aliado próximo, recebendo o dano.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8">
            <text:p>Trocar Cobertura</text:p>
          </table:table-cell>
          <table:table-cell office:value-type="string" table:style-name="ce1">
            <text:p>Físico</text:p>
          </table:table-cell>
          <table:table-cell office:value-type="string" table:style-name="ce6">
            <text:p>O Ancestral é capaz de trocar a cobertura em combate sem dar uma chance de tiro ao atacante.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8">
            <text:p>Investigar Cena do Crime</text:p>
          </table:table-cell>
          <table:table-cell office:value-type="string" table:style-name="ce1">
            <text:p>Mental</text:p>
          </table:table-cell>
          <table:table-cell office:value-type="string" table:style-name="ce6">
            <text:p>O Ancestral é capaz de analisar com mais eficiência a cena de um crime realizado com armas ancestrais.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8">
            <text:p>Provocar Tiro</text:p>
          </table:table-cell>
          <table:table-cell office:value-type="string" table:style-name="ce1">
            <text:p>Social</text:p>
          </table:table-cell>
          <table:table-cell office:value-type="string" table:style-name="ce6">
            <text:p>O Ancestral pode chamar a atenção de um alvo que esteja utilizando uma arma de longo alcance para si. O alvo o atacará no próximo turno.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8">
            <text:p>Flash Bang Ancestral</text:p>
          </table:table-cell>
          <table:table-cell office:value-type="string" table:style-name="ce1">
            <text:p>Físico</text:p>
          </table:table-cell>
          <table:table-cell office:value-type="string" table:style-name="ce6">
            <text:p>O Ancestral conjura uma granada que incapacita os inimigos olhando em sua direção por 1 turnos.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8">
            <text:p>Conhecimento Ancestral Nível I</text:p>
          </table:table-cell>
          <table:table-cell office:value-type="string" table:style-name="ce1">
            <text:p>Mental</text:p>
          </table:table-cell>
          <table:table-cell office:value-type="string" table:style-name="ce6">
            <text:p>O Ancestral é capaz de realizar manutenção em equipamentos do mundo antigo.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8">
            <text:p>Interagir com Humanos</text:p>
          </table:table-cell>
          <table:table-cell office:value-type="string" table:style-name="ce1">
            <text:p>Social</text:p>
          </table:table-cell>
          <table:table-cell office:value-type="string" table:style-name="ce6">
            <text:p>O ancestral ganha bônus em ações sociais com humanos.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8">
            <text:p>Contra-ataque a Distância</text:p>
          </table:table-cell>
          <table:table-cell office:value-type="string" table:style-name="ce1">
            <text:p>Físico</text:p>
          </table:table-cell>
          <table:table-cell office:value-type="string" table:style-name="ce6">
            <text:p>Quando atacado com armas de longo alcance, recebe o direito de contra-ataque imediato a distância.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8">
            <text:p>Conhecimento Ancestral Nível II</text:p>
          </table:table-cell>
          <table:table-cell office:value-type="string" table:style-name="ce1">
            <text:p>Mental</text:p>
          </table:table-cell>
          <table:table-cell office:value-type="string" table:style-name="ce6">
            <text:p>O Ancestral é capaz de fabricar qualquer munição de armas Ancestrais.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8">
            <text:p>Contatos Ancestrais</text:p>
          </table:table-cell>
          <table:table-cell office:value-type="string" table:style-name="ce1">
            <text:p>Social</text:p>
          </table:table-cell>
          <table:table-cell office:value-type="string" table:style-name="ce6">
            <text:p>O Ancestral possui uma rede de contatos que pode lhe indicar locais ancestrais para explorar. Os contatos também fornecem munição e informações através de <text:s/>suas caravanas (comérico).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8">
            <text:p>Conjurar Chuva de Balas</text:p>
          </table:table-cell>
          <table:table-cell office:value-type="string" table:style-name="ce1">
            <text:p>Físio</text:p>
          </table:table-cell>
          <table:table-cell office:value-type="string" table:style-name="ce6">
            <text:p>O ancestral conjura uma rajada de tiros na direção dos inimigos longe do conjurador.<text:s/></text:p>
          </table:table-cell>
          <table:table-cell table:number-columns-repeated="16380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8">
            <text:p>Origem do Projétil</text:p>
          </table:table-cell>
          <table:table-cell office:value-type="string" table:style-name="ce1">
            <text:p>Mental</text:p>
          </table:table-cell>
          <table:table-cell office:value-type="string" table:style-name="ce6">
            <text:p>O Ancestral consegue identificar a origem da fabricação de um projétil ancestral ao analisa-lo de perto. Ele também pode identificar a ficha da arma a distância do inimigo ouvindo apenas o barulho do disparo. Ele sabe exatamente as regiões que possuem as materias primas para a fabricação de munições segundo apenas o instinto.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8">
            <text:p>Apagar Memória</text:p>
          </table:table-cell>
          <table:table-cell office:value-type="string" table:style-name="ce1">
            <text:p>Social</text:p>
          </table:table-cell>
          <table:table-cell office:value-type="string" table:style-name="ce6">
            <text:p>O Ancestral é capaz de apagar toda a memória que o envolve de um humano alvo.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Gustavo Lemos</meta:initial-creator>
    <dc:creator>Gustavo Lemos</dc:creator>
    <meta:creation-date>2020-05-26T20:34:26Z</meta:creation-date>
    <dc:date>2020-05-28T22:21:42Z</dc:date>
  </office:meta>
</office:document-meta>
</file>